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.29">
            <text:p>21,2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42">
            <text:p>17,42</text:p>
          </table:table-cell>
          <table:table-cell office:value-type="float" office:value="22.44">
            <text:p>22,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26">
            <text:p>12,26</text:p>
          </table:table-cell>
          <table:table-cell office:value-type="float" office:value="17.95">
            <text:p>17,95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97">
            <text:p>10,97</text:p>
          </table:table-cell>
          <table:table-cell office:value-type="float" office:value="13.46">
            <text:p>13,4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81">
            <text:p>5,81</text:p>
          </table:table-cell>
          <table:table-cell office:value-type="float" office:value="14.74">
            <text:p>14,7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74">
            <text:p>7,74</text:p>
          </table:table-cell>
          <table:table-cell office:value-type="float" office:value="14.1">
            <text:p>14,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81">
            <text:p>5,81</text:p>
          </table:table-cell>
          <table:table-cell office:value-type="float" office:value="12.82">
            <text:p>12,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81">
            <text:p>5,81</text:p>
          </table:table-cell>
          <table:table-cell office:value-type="float" office:value="12.82">
            <text:p>12,8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3">
            <text:p>3,23</text:p>
          </table:table-cell>
          <table:table-cell office:value-type="float" office:value="10.9">
            <text:p>10,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87">
            <text:p>3,87</text:p>
          </table:table-cell>
          <table:table-cell office:value-type="float" office:value="9.62">
            <text:p>9,6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4">
            <text:p>1,94</text:p>
          </table:table-cell>
          <table:table-cell office:value-type="float" office:value="9.62">
            <text:p>9,6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87">
            <text:p>3,87</text:p>
          </table:table-cell>
          <table:table-cell office:value-type="float" office:value="9.62">
            <text:p>9,6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94">
            <text:p>1,94</text:p>
          </table:table-cell>
          <table:table-cell office:value-type="float" office:value="7.69">
            <text:p>7,6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94">
            <text:p>1,94</text:p>
          </table:table-cell>
          <table:table-cell office:value-type="float" office:value="8.97">
            <text:p>8,9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94">
            <text:p>1,94</text:p>
          </table:table-cell>
          <table:table-cell office:value-type="float" office:value="6.41">
            <text:p>6,4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58">
            <text:p>2,58</text:p>
          </table:table-cell>
          <table:table-cell office:value-type="float" office:value="7.05">
            <text:p>7,0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5">
            <text:p>0,65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5">
            <text:p>0,65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5">
            <text:p>0,65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3:49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21.29">
                <text:p text:id="Hoja1.B2:Hoja1.B101">21.29</text:p>
              </table:table-cell>
              <table:table-cell office:value-type="float" office:value="25">
                <text:p text:id="Hoja1.C2:Hoja1.C101"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2">
                <text:p>17.42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6">
                <text:p>12.26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97">
                <text:p>10.97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">
                <text:p>5.81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4">
                <text:p>7.7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1">
                <text:p>5.81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1">
                <text:p>5.81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">
                <text:p>3.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7">
                <text:p>3.8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4">
                <text:p>1.94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7">
                <text:p>3.87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4">
                <text:p>1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4">
                <text:p>1.9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4">
                <text:p>1.94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">
                <text:p>2.5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">
                <text:p>0.6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">
                <text:p>0.6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